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cript" style:font-pitch="variable"/>
    <style:font-face style:name="Segoe Marker" svg:font-family="'Segoe Marker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none" draw:opacity="99%" draw:textarea-horizontal-align="justify" draw:textarea-vertical-align="middle" draw:auto-grow-height="false" fo:min-height="1.25cm" fo:min-width="2.5cm"/>
    </style:style>
    <style:style style:name="gr2" style:family="graphic" style:parent-style-name="standard">
      <style:graphic-properties svg:stroke-color="#000000" draw:fill="solid" draw:fill-color="#dc322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svg:stroke-color="#2c001e" draw:fill="none" draw:textarea-horizontal-align="justify" draw:textarea-vertical-align="middle" draw:auto-grow-height="false" fo:min-height="1.25cm" fo:min-width="2.5cm"/>
    </style:style>
    <style:style style:name="gr4" style:family="graphic" style:parent-style-name="objectwithoutfill">
      <style:graphic-properties draw:marker-end="Symmetric_20_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657b83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svg:stroke-color="#000000" draw:fill="solid" draw:fill-color="#dc322f" draw:textarea-horizontal-align="justify" draw:textarea-vertical-align="middle" draw:auto-grow-height="false" fo:min-height="0.189cm" fo:min-width="0cm"/>
    </style:style>
    <style:style style:name="gr7" style:family="graphic" style:parent-style-name="standard">
      <style:graphic-properties svg:stroke-color="#000000" draw:fill="solid" draw:fill-color="#cb4b16" draw:textarea-horizontal-align="justify" draw:textarea-vertical-align="middle" draw:auto-grow-height="false" fo:min-height="0.25cm" fo:min-width="0cm"/>
    </style:style>
    <style:style style:name="gr8" style:family="graphic" style:parent-style-name="standard">
      <style:graphic-properties svg:stroke-color="#000000" draw:fill="solid" draw:fill-color="#2aa198" draw:textarea-horizontal-align="justify" draw:textarea-vertical-align="middle" draw:auto-grow-height="false" fo:min-height="0.25cm" fo:min-width="0cm"/>
    </style:style>
    <style:style style:name="gr9" style:family="graphic" style:parent-style-name="standard">
      <style:graphic-properties svg:stroke-color="#000000" draw:fill="solid" draw:fill-color="#6c71c4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svg:stroke-color="#000000" draw:fill="solid" draw:fill-color="#859900" draw:textarea-horizontal-align="justify" draw:textarea-vertical-align="middle" draw:auto-grow-height="false" fo:min-height="0.25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solid" draw:fill-color="#b58900" draw:textarea-horizontal-align="justify" draw:textarea-vertical-align="middle" draw:auto-grow-height="false" fo:min-height="0.25cm" fo:min-width="0cm"/>
    </style:style>
    <style:style style:name="gr13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14" style:family="graphic" style:parent-style-name="standard" style:list-style-name="L1">
      <style:graphic-properties svg:stroke-color="#2c001e" draw:fill="none" draw:textarea-horizontal-align="justify" draw:textarea-vertical-align="middle" draw:auto-grow-height="false" fo:min-height="1.25cm" fo:min-width="2.5cm"/>
    </style:style>
    <style:style style:name="gr15" style:family="graphic" style:parent-style-name="objectwithoutfill">
      <style:graphic-properties draw:marker-end="Symmetric_20_Arrow" draw:fill="none" draw:textarea-vertical-align="middle"/>
    </style:style>
    <style:style style:name="gr16" style:family="graphic" style:parent-style-name="objectwithoutfill">
      <style:graphic-properties draw:stroke="dash" draw:stroke-dash="Fine_20_Dashed" draw:fill="none" draw:textarea-vertical-align="middle"/>
    </style:style>
    <style:style style:name="gr17" style:family="graphic" style:parent-style-name="standard">
      <style:graphic-properties svg:stroke-color="#000000" draw:fill="solid" draw:fill-color="#b58900" draw:textarea-horizontal-align="justify" draw:textarea-vertical-align="middle" draw:auto-grow-height="false" fo:min-height="0.189cm" fo:min-width="0cm"/>
    </style:style>
    <style:style style:name="gr18" style:family="graphic" style:parent-style-name="standard">
      <style:graphic-properties svg:stroke-color="#000000" draw:fill="solid" draw:fill-color="#859900" draw:textarea-horizontal-align="justify" draw:textarea-vertical-align="middle" draw:auto-grow-height="false" fo:min-height="0.189cm" fo:min-width="0cm"/>
    </style:style>
    <style:style style:name="gr19" style:family="graphic" style:parent-style-name="standard">
      <style:graphic-properties svg:stroke-color="#000000" draw:fill="solid" draw:fill-color="#6c71c4" draw:textarea-horizontal-align="justify" draw:textarea-vertical-align="middle" draw:auto-grow-height="false" fo:min-height="0.189cm" fo:min-width="0cm"/>
    </style:style>
    <style:style style:name="gr20" style:family="graphic" style:parent-style-name="standard">
      <style:graphic-properties svg:stroke-color="#000000" draw:fill="solid" draw:fill-color="#2aa198" draw:textarea-horizontal-align="justify" draw:textarea-vertical-align="middle" draw:auto-grow-height="false" fo:min-height="0.189cm" fo:min-width="0cm"/>
    </style:style>
    <style:style style:name="gr21" style:family="graphic" style:parent-style-name="standard">
      <style:graphic-properties svg:stroke-color="#000000" draw:fill="solid" draw:fill-color="#cb4b16" draw:textarea-horizontal-align="justify" draw:textarea-vertical-align="middle" draw:auto-grow-height="false" fo:min-height="0.189cm" fo:min-width="0cm"/>
    </style:style>
    <style:style style:name="gr22" style:family="graphic" style:parent-style-name="standard">
      <style:graphic-properties svg:stroke-color="#000000" draw:fill="solid" draw:fill-color="#268bd2" draw:textarea-horizontal-align="justify" draw:textarea-vertical-align="middle" draw:auto-grow-height="false" fo:min-height="0.189cm" fo:min-width="0cm"/>
    </style:style>
    <style:style style:name="gr23" style:family="graphic" style:parent-style-name="standard">
      <style:graphic-properties svg:stroke-color="#000000" draw:fill="solid" draw:fill-color="#d33682" draw:textarea-horizontal-align="justify" draw:textarea-vertical-align="middle" draw:auto-grow-height="false" fo:min-height="0.25cm" fo:min-width="0cm"/>
    </style:style>
    <style:style style:name="gr24" style:family="graphic" style:parent-style-name="standard">
      <style:graphic-properties draw:stroke="dash" draw:stroke-dash="Ultrafine_20_Dashed" svg:stroke-color="#000000" draw:fill="solid" draw:fill-color="#657b83" draw:textarea-horizontal-align="justify" draw:textarea-vertical-align="middle" draw:auto-grow-height="false" fo:min-height="0.25cm" fo:min-width="0cm"/>
    </style:style>
    <style:style style:name="gr25" style:family="graphic" style:parent-style-name="standard">
      <style:graphic-properties draw:stroke="dash" draw:stroke-dash="Ultrafine_20_Dashed" svg:stroke-color="#000000" draw:fill="solid" draw:fill-color="#eee8d5" draw:textarea-horizontal-align="justify" draw:textarea-vertical-align="middle" draw:auto-grow-height="false" fo:min-height="0.189cm" fo:min-width="0cm"/>
    </style:style>
    <style:style style:name="gr26" style:family="graphic" style:parent-style-name="standard">
      <style:graphic-properties svg:stroke-color="#000000" draw:fill="solid" draw:fill-color="#eee8d5" draw:textarea-horizontal-align="justify" draw:textarea-vertical-align="middle" draw:auto-grow-height="false" fo:min-height="0.189cm" fo:min-width="0cm"/>
    </style:style>
    <style:style style:name="gr27" style:family="graphic" style:parent-style-name="standard">
      <style:graphic-properties svg:stroke-color="#000000" draw:fill="solid" draw:fill-color="#d33682" draw:textarea-horizontal-align="justify" draw:textarea-vertical-align="middle" draw:auto-grow-height="false" fo:min-height="0.189cm" fo:min-width="0cm"/>
    </style:style>
    <style:style style:name="gr28" style:family="graphic" style:parent-style-name="standard">
      <style:graphic-properties draw:stroke="dash" draw:stroke-dash="Ultrafine_20_Dashed" svg:stroke-color="#000000" draw:fill="solid" draw:fill-color="#268bd2" draw:textarea-horizontal-align="justify" draw:textarea-vertical-align="middle" draw:auto-grow-height="false" fo:min-height="0.2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99%"/>
      <style:paragraph-properties fo:text-align="center"/>
      <style:text-properties style:font-name="Segoe Marker" fo:font-size="10pt"/>
    </style:style>
    <style:style style:name="P3" style:family="paragraph">
      <loext:graphic-properties draw:fill="solid" draw:fill-color="#dc322f"/>
      <style:paragraph-properties fo:text-align="center"/>
      <style:text-properties style:font-name="Segoe Marker"/>
    </style:style>
    <style:style style:name="P4" style:family="paragraph">
      <loext:graphic-properties draw:fill="none"/>
      <style:paragraph-properties fo:text-align="center"/>
      <style:text-properties style:font-name="Segoe Marker" fo:font-size="10pt"/>
    </style:style>
    <style:style style:name="P5" style:family="paragraph">
      <loext:graphic-properties draw:fill="none"/>
      <style:paragraph-properties fo:text-align="center"/>
      <style:text-properties style:font-name="Segoe Marker"/>
    </style:style>
    <style:style style:name="P6" style:family="paragraph">
      <loext:graphic-properties draw:fill="solid" draw:fill-color="#657b83"/>
      <style:paragraph-properties fo:text-align="center"/>
      <style:text-properties style:font-name="Segoe Marker"/>
    </style:style>
    <style:style style:name="P7" style:family="paragraph">
      <loext:graphic-properties draw:fill="solid" draw:fill-color="#cb4b16"/>
      <style:paragraph-properties fo:text-align="center"/>
      <style:text-properties style:font-name="Segoe Marker"/>
    </style:style>
    <style:style style:name="P8" style:family="paragraph">
      <loext:graphic-properties draw:fill="solid" draw:fill-color="#2aa198"/>
      <style:paragraph-properties fo:text-align="center"/>
      <style:text-properties style:font-name="Segoe Marker"/>
    </style:style>
    <style:style style:name="P9" style:family="paragraph">
      <loext:graphic-properties draw:fill="solid" draw:fill-color="#6c71c4"/>
      <style:paragraph-properties fo:text-align="center"/>
      <style:text-properties style:font-name="Segoe Marker"/>
    </style:style>
    <style:style style:name="P10" style:family="paragraph">
      <loext:graphic-properties draw:fill="solid" draw:fill-color="#859900"/>
      <style:paragraph-properties fo:text-align="center"/>
      <style:text-properties style:font-name="Segoe Marker"/>
    </style:style>
    <style:style style:name="P11" style:family="paragraph">
      <loext:graphic-properties draw:fill="solid" draw:fill-color="#b58900"/>
      <style:paragraph-properties fo:text-align="center"/>
      <style:text-properties style:font-name="Segoe Mark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style:font-name="Segoe Marker" fo:font-size="10pt" style:letter-kerning="true" style:font-name-asian="Noto Sans CJK SC Regular" style:font-size-asian="18pt" style:font-name-complex="FreeSans" style:font-size-complex="18pt"/>
    </style:style>
    <style:style style:name="P14" style:family="paragraph">
      <loext:graphic-properties draw:fill="solid" draw:fill-color="#268bd2"/>
      <style:paragraph-properties fo:text-align="center"/>
      <style:text-properties style:font-name="Segoe Marker"/>
    </style:style>
    <style:style style:name="P15" style:family="paragraph">
      <loext:graphic-properties draw:fill="solid" draw:fill-color="#d33682"/>
      <style:paragraph-properties fo:text-align="center"/>
      <style:text-properties style:font-name="Segoe Marker"/>
    </style:style>
    <style:style style:name="P16" style:family="paragraph">
      <loext:graphic-properties draw:fill="solid" draw:fill-color="#eee8d5"/>
      <style:paragraph-properties fo:text-align="center"/>
      <style:text-properties style:font-name="Segoe Marker"/>
    </style:style>
    <style:style style:name="T1" style:family="text">
      <style:text-properties style:font-name="Segoe Marker" fo:font-size="10pt"/>
    </style:style>
    <style:style style:name="T2" style:family="text">
      <style:text-properties style:font-name="Segoe Marker" fo:font-size="10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font-name="Segoe Marker" fo:font-size="10pt" fo:font-weight="bold" style:font-weight-asian="bold" style:font-weight-complex="bold"/>
    </style:style>
    <style:style style:name="T4" style:family="text">
      <style:text-properties style:font-name="Segoe Marker" fo:font-size="10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style:font-name="Segoe Marker" fo:font-size="10pt" fo:font-style="italic" fo:font-weight="bold" style:letter-kerning="true" style:font-name-asian="Noto Sans CJK SC Regular" style:font-size-asian="18pt" style:font-style-asian="italic" style:font-weight-asian="bold" style:font-name-complex="FreeSans" style:font-size-complex="18pt" style:font-style-complex="italic" style:font-weight-complex="bold"/>
    </style:style>
    <style:style style:name="T6" style:family="text">
      <style:text-properties style:font-name="Segoe Marker" fo:font-size="10pt" style:font-size-asian="2pt" style:font-size-complex="2pt"/>
    </style:style>
    <style:style style:name="T7" style:family="text">
      <style:text-properties fo:font-variant="normal" fo:text-transform="none" style:font-name="Segoe Marker" fo:font-size="10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.5cm" svg:x="11.5cm" svg:y="9cm">
          <text:p text:style-name="P1"><text:span text:style-name="T1">In cima alla torr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5cm" svg:height="0.5cm" svg:x="11.6cm" svg:y="10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custom-shape draw:style-name="gr3" draw:text-style-name="P4" xml:id="id4" draw:id="id4" draw:layer="layout" svg:width="3cm" svg:height="1.5cm" svg:x="15cm" svg:y="13.5cm">
          <text:p text:style-name="P1"><text:span text:style-name="T1">Labirint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cm" svg:height="1.5cm" svg:x="11.5cm" svg:y="9cm">
          <text:p text:style-name="P1"><text:span text:style-name="T1">Stanza segreta</text:span></text:p>
          <text:p text:style-name="P1"><text:span text:style-name="T2">orologi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8" draw:id="id8" draw:layer="layout" svg:width="3cm" svg:height="1.5cm" svg:x="1cm" svg:y="14cm">
          <text:p text:style-name="P1"><text:span text:style-name="T1">Spalti delle mur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3cm" svg:height="1.5cm" svg:x="1cm" svg:y="2cm">
          <text:p text:style-name="P1"><text:span text:style-name="T1">Spalti delle mur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3cm" svg:height="1.5cm" svg:x="18.5cm" svg:y="13.5cm">
          <text:p text:style-name="P1"><text:span text:style-name="T1">Labirint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cm" svg:height="1.5cm" svg:x="18.5cm" svg:y="11cm">
          <text:p text:style-name="P1"><text:span text:style-name="T1">Labirint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3cm" svg:height="1.5cm" svg:x="25.5cm" svg:y="2cm">
          <text:p text:style-name="P1"><text:span text:style-name="T1">Spalti delle mur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3cm" svg:height="1.5cm" svg:x="25.5cm" svg:y="14cm">
          <text:p text:style-name="P1"><text:span text:style-name="T1">Spalti delle mur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cm" svg:height="1.5cm" svg:x="18.5cm" svg:y="9cm">
          <text:p text:style-name="P1"><text:span text:style-name="T1">Labirint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cm" svg:height="1.5cm" svg:x="11.5cm" svg:y="11cm">
          <text:p text:style-name="P1"><text:span text:style-name="T1">Entrata del labirint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svg:x1="20cm" svg:y1="13.5cm" svg:x2="20cm" svg:y2="12.5cm" draw:start-shape="id1" draw:start-glue-point="0" draw:end-shape="id2" draw:end-glue-point="2" svg:d="M20000 13500v-501 2-501" svg:viewBox="0 0 1 1001">
          <text:p/>
        </draw:connector>
        <draw:connector draw:style-name="gr4" draw:text-style-name="P5" draw:layer="layout" draw:type="lines" svg:x1="13cm" svg:y1="12.5cm" svg:x2="16.5cm" svg:y2="13.5cm" draw:start-shape="id3" draw:start-glue-point="2" draw:end-shape="id4" draw:end-glue-point="0" svg:d="M13000 12500v501l3500-2v501" svg:viewBox="0 0 3501 1001">
          <text:p/>
        </draw:connector>
        <draw:connector draw:style-name="gr4" draw:text-style-name="P5" draw:layer="layout" draw:type="lines" svg:x1="18cm" svg:y1="14.25cm" svg:x2="18.5cm" svg:y2="14.25cm" draw:start-shape="id4" draw:start-glue-point="1" draw:end-shape="id1" draw:end-glue-point="3" svg:d="M18000 14250h501-502 501" svg:viewBox="0 0 503 1">
          <text:p/>
        </draw:connector>
        <draw:connector draw:style-name="gr4" draw:text-style-name="P5" draw:layer="layout" draw:type="lines" svg:x1="20cm" svg:y1="11cm" svg:x2="20cm" svg:y2="10.5cm" draw:start-shape="id2" draw:start-glue-point="0" draw:end-shape="id5" draw:end-glue-point="2" svg:d="M20000 11000v-501 502-501" svg:viewBox="0 0 1 503">
          <text:p/>
        </draw:connector>
        <draw:connector draw:style-name="gr4" draw:text-style-name="P5" draw:layer="layout" draw:type="lines" svg:x1="18.5cm" svg:y1="9.75cm" svg:x2="14.5cm" svg:y2="9.75cm" draw:start-shape="id5" draw:start-glue-point="3" draw:end-shape="id6" draw:end-glue-point="1" svg:d="M18500 9750h-501-2998-501" svg:viewBox="0 0 4001 1">
          <text:p/>
        </draw:connector>
        <draw:custom-shape draw:style-name="gr5" draw:text-style-name="P6" draw:layer="layout" svg:width="0.5cm" svg:height="0.5cm" svg:x="11.6cm" svg:y="10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0.5cm" svg:height="0.5cm" svg:x="13.8cm" svg:y="8.7cm">
          <text:p/>
          <draw:enhanced-geometry svg:viewBox="0 0 21600 21600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0.5cm" svg:height="0.5cm" svg:x="1.2cm" svg:y="15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0.5cm" svg:height="0.5cm" svg:x="1.2cm" svg:y="3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0.5cm" svg:height="0.5cm" svg:x="25.7cm" svg:y="3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0.5cm" svg:height="0.5cm" svg:x="25.7cm" svg:y="15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5" draw:layer="layout" draw:type="line" svg:x1="2.5cm" svg:y1="3.5cm" svg:x2="2.5cm" svg:y2="14cm" draw:start-shape="id7" draw:start-glue-point="2" draw:end-shape="id8" draw:end-glue-point="0" svg:d="M2500 3500v10500" svg:viewBox="0 0 1 10501">
          <text:p/>
        </draw:connector>
        <draw:connector draw:style-name="gr11" draw:text-style-name="P5" draw:layer="layout" draw:type="line" svg:x1="4cm" svg:y1="2.75cm" svg:x2="25.5cm" svg:y2="2.75cm" draw:start-shape="id7" draw:start-glue-point="1" draw:end-shape="id9" draw:end-glue-point="3" svg:d="M4000 2750h21500" svg:viewBox="0 0 21501 1">
          <text:p/>
        </draw:connector>
        <draw:connector draw:style-name="gr11" draw:text-style-name="P5" draw:layer="layout" draw:type="line" svg:x1="27cm" svg:y1="3.5cm" svg:x2="27cm" svg:y2="14cm" draw:start-shape="id9" draw:start-glue-point="2" draw:end-shape="id10" draw:end-glue-point="0" svg:d="M27000 3500v10500" svg:viewBox="0 0 1 10501">
          <text:p/>
        </draw:connector>
        <draw:connector draw:style-name="gr11" draw:text-style-name="P5" xml:id="id11" draw:id="id11" draw:layer="layout" draw:type="lines" svg:x1="4cm" svg:y1="14.75cm" svg:x2="7.973cm" svg:y2="16.981cm" draw:start-shape="id8" draw:start-glue-point="1" svg:d="M4000 14750h501l3472 2231" svg:viewBox="0 0 3974 2232">
          <text:p/>
        </draw:connector>
        <draw:connector draw:style-name="gr11" draw:text-style-name="P5" xml:id="id12" draw:id="id12" draw:layer="layout" draw:type="lines" svg:x1="25.5cm" svg:y1="14.75cm" svg:x2="20.414cm" svg:y2="16.981cm" draw:start-shape="id10" draw:start-glue-point="3" svg:d="M25500 14750h-501l-4585 2231" svg:viewBox="0 0 5087 2232">
          <text:p/>
        </draw:connector>
        <draw:connector draw:style-name="gr11" draw:text-style-name="P5" draw:layer="layout" draw:type="lines" svg:x1="7.973cm" svg:y1="16.981cm" svg:x2="20.414cm" svg:y2="16.981cm" draw:start-shape="id11" draw:start-glue-point="3" draw:end-shape="id12" draw:end-glue-point="3" svg:d="M7973 16981h501 11439 501" svg:viewBox="0 0 12442 1">
          <text:p/>
        </draw:connector>
        <draw:custom-shape draw:style-name="gr3" draw:text-style-name="P4" draw:layer="layout" svg:width="3cm" svg:height="1.5cm" svg:x="11.5cm" svg:y="14cm">
          <text:p text:style-name="P1"><text:span text:style-name="T1">In cima alle scal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0.5cm" svg:height="0.5cm" svg:x="11.601cm" svg:y="15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3" draw:text-style-name="P5" draw:layer="layout" svg:x1="12.404cm" svg:y1="13.984cm" svg:x2="12.407cm" svg:y2="12.5cm" svg:d="M12404 13984v-742h3v-742" svg:viewBox="0 0 4 1485">
          <text:p/>
        </draw:connector>
      </draw:page>
      <draw:page draw:name="page3" draw:style-name="dp1" draw:master-page-name="Default">
        <draw:custom-shape draw:style-name="gr3" draw:text-style-name="P4" xml:id="id28" draw:id="id28" draw:layer="layout" svg:width="3cm" svg:height="1.5cm" svg:x="11.5cm" svg:y="14cm">
          <text:p text:style-name="P1"><text:span text:style-name="T1"/></text:p>
          <text:p text:style-name="P1"><text:span text:style-name="T1">Atrio</text:span></text:p>
          <text:p text:style-name="P1"><text:span text:style-name="T3">blason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" draw:id="id27" draw:layer="layout" svg:width="3cm" svg:height="1.5cm" svg:x="11.5cm" svg:y="10cm">
          <text:p text:style-name="P1"><text:span text:style-name="T1">Corridoi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4" draw:id="id24" draw:layer="layout" svg:width="3cm" svg:height="1.5cm" svg:x="11.5cm" svg:y="2cm">
          <text:p text:style-name="P12"><text:span text:style-name="T4">Sala da pranzo</text:span></text:p>
          <text:p text:style-name="P12"><text:span text:style-name="T5">coppa di lattemie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3cm" svg:height="1.5cm" svg:x="8cm" svg:y="2cm">
          <text:p text:style-name="P1"><text:span text:style-name="T1">Cucin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3cm" svg:height="1.5cm" svg:x="8cm" svg:y="8cm">
          <text:p text:style-name="P1"><text:span text:style-name="T1">Sala dei trofei</text:span></text:p>
          <text:p text:style-name="P1"><text:span text:style-name="T2">sp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" draw:id="id29" draw:layer="layout" svg:width="3cm" svg:height="1.5cm" svg:x="8cm" svg:y="10cm">
          <text:p text:style-name="P1"><text:span text:style-name="T1">Galleria dei ritratti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3" draw:id="id33" draw:layer="layout" svg:width="3cm" svg:height="1.5cm" svg:x="8cm" svg:y="12cm">
          <text:p text:style-name="P1"><text:span text:style-name="T1">Sala delle colonne</text:span></text:p>
          <text:p text:style-name="P1"><text:span text:style-name="T2">colonn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" draw:id="id34" draw:layer="layout" svg:width="3cm" svg:height="1.5cm" svg:x="8cm" svg:y="14cm">
          <text:p text:style-name="P1"><text:span text:style-name="T1">Sala della servitù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" draw:id="id31" draw:layer="layout" svg:width="3cm" svg:height="1.5cm" svg:x="4.5cm" svg:y="8cm">
          <text:p text:style-name="P1"><text:span text:style-name="T1">Salone</text:span></text:p>
          <text:p text:style-name="P1"><text:span text:style-name="T2">gatt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" draw:id="id40" draw:layer="layout" svg:width="3cm" svg:height="1.5cm" svg:x="1cm" svg:y="4cm">
          <text:p text:style-name="P1"><text:span text:style-name="T1">Cella dell'alchimista</text:span></text:p>
          <text:p text:style-name="P1"><text:span text:style-name="T2">volum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" draw:id="id32" draw:layer="layout" svg:width="3cm" svg:height="1.5cm" svg:x="4.5cm" svg:y="12cm">
          <text:p text:style-name="P1"><text:span text:style-name="T1">Sala degli arazz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" draw:id="id35" draw:layer="layout" svg:width="3cm" svg:height="1.5cm" svg:x="1cm" svg:y="14cm">
          <text:p text:style-name="P1"><text:span text:style-name="T1">Scala a chiocciol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5" draw:id="id25" draw:layer="layout" svg:width="3cm" svg:height="1.5cm" svg:x="1cm" svg:y="2cm">
          <text:p text:style-name="P1"><text:span text:style-name="T1">Scala a chiocciol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" draw:id="id36" draw:layer="layout" svg:width="3cm" svg:height="1.5cm" svg:x="15cm" svg:y="14cm">
          <text:p text:style-name="P1"><text:span text:style-name="T1">Sala delle guardi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3cm" svg:height="1.5cm" svg:x="18.5cm" svg:y="14cm">
          <text:p text:style-name="P1"><text:span text:style-name="T1">Stanza della catapult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" draw:id="id38" draw:layer="layout" svg:width="3cm" svg:height="1.5cm" svg:x="18.5cm" svg:y="12cm">
          <text:p text:style-name="P1"><text:span text:style-name="T1">Armeri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" draw:id="id39" draw:layer="layout" svg:width="3cm" svg:height="1.5cm" svg:x="15cm" svg:y="12cm">
          <text:p text:style-name="P1"><text:span text:style-name="T1">Sottoscal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22" draw:id="id22" draw:layer="layout" svg:width="3cm" svg:height="1.5cm" svg:x="15cm" svg:y="2cm">
          <text:p text:style-name="P1"><text:span text:style-name="T1">Sala da musica</text:span></text:p>
          <text:p text:style-name="P1"><text:span text:style-name="T2">cornamus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3cm" svg:height="1.5cm" svg:x="15cm" svg:y="6cm">
          <text:p text:style-name="P1"><text:span text:style-name="T1">Guardarob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14" draw:id="id14" draw:layer="layout" svg:width="3cm" svg:height="1.5cm" svg:x="25.5cm" svg:y="6cm">
          <text:p text:style-name="P1"><text:span text:style-name="T1">Stanza del Re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5" draw:id="id15" draw:layer="layout" svg:width="3cm" svg:height="1.5cm" svg:x="25.5cm" svg:y="4cm">
          <text:p text:style-name="P1"><text:span text:style-name="T1"/></text:p>
          <text:p text:style-name="P1"><text:span text:style-name="T1">Stanza della</text:span></text:p>
          <text:p text:style-name="P1"><text:span text:style-name="T1">Principess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" draw:id="id23" draw:layer="layout" svg:width="3cm" svg:height="1.5cm" svg:x="25.5cm" svg:y="2cm">
          <text:p text:style-name="P1"><text:span text:style-name="T1">Scala a chiocciol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" draw:id="id16" draw:layer="layout" svg:width="3cm" svg:height="1.5cm" svg:x="25.5cm" svg:y="10cm">
          <text:p text:style-name="P1"><text:span text:style-name="T1">Sala degli specch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3cm" svg:height="1.5cm" svg:x="22cm" svg:y="10cm">
          <text:p text:style-name="P1"><text:span text:style-name="T1">Biblioteca</text:span></text:p>
          <text:p text:style-name="P1"><text:span text:style-name="T2">lib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" draw:id="id18" draw:layer="layout" svg:width="3cm" svg:height="1.5cm" svg:x="22cm" svg:y="14cm">
          <text:p text:style-name="P1"><text:span text:style-name="T1">Passaggi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" draw:id="id19" draw:layer="layout" svg:width="3cm" svg:height="1.5cm" svg:x="25.5cm" svg:y="14cm">
          <text:p text:style-name="P1"><text:span text:style-name="T1">Scala a chiocciol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" draw:id="id20" draw:layer="layout" svg:width="3cm" svg:height="1.5cm" svg:x="15cm" svg:y="10cm">
          <text:p text:style-name="P1"><text:span text:style-name="T1">Sala del trono</text:span></text:p>
          <text:p text:style-name="P1"><text:span text:style-name="T2">tron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3cm" svg:height="1.5cm" svg:x="15cm" svg:y="8cm">
          <text:p text:style-name="P1"><text:span text:style-name="T1">Sala del consiglio</text:span></text:p>
          <text:p text:style-name="P1"><text:span text:style-name="T2">tavola rotonda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8cm" svg:y1="6.75cm" svg:x2="25.5cm" svg:y2="6.75cm" draw:start-shape="id13" draw:start-glue-point="1" draw:end-shape="id14" draw:end-glue-point="3" svg:d="M18000 6750h7500" svg:viewBox="0 0 7501 1">
          <text:p/>
        </draw:connector>
        <draw:connector draw:style-name="gr11" draw:text-style-name="P5" draw:layer="layout" draw:type="line" svg:x1="27cm" svg:y1="6cm" svg:x2="27cm" svg:y2="5.5cm" draw:start-shape="id14" draw:start-glue-point="0" draw:end-shape="id15" draw:end-glue-point="2" svg:d="M27000 6000v-500" svg:viewBox="0 0 1 501">
          <text:p/>
        </draw:connector>
        <draw:connector draw:style-name="gr11" draw:text-style-name="P5" draw:layer="layout" draw:type="line" svg:x1="27cm" svg:y1="7.5cm" svg:x2="27cm" svg:y2="10cm" draw:start-shape="id14" draw:start-glue-point="2" draw:end-shape="id16" draw:end-glue-point="0" svg:d="M27000 7500v2500" svg:viewBox="0 0 1 2501">
          <text:p/>
        </draw:connector>
        <draw:connector draw:style-name="gr15" draw:text-style-name="P5" draw:layer="layout" draw:type="line" svg:x1="25cm" svg:y1="10.75cm" svg:x2="25.5cm" svg:y2="10.75cm" draw:start-shape="id17" draw:start-glue-point="1" draw:end-shape="id16" draw:end-glue-point="3" svg:d="M25000 10750h500" svg:viewBox="0 0 501 1">
          <text:p/>
        </draw:connector>
        <draw:connector draw:style-name="gr11" draw:text-style-name="P5" draw:layer="layout" draw:type="line" svg:x1="23.5cm" svg:y1="11.5cm" svg:x2="23.5cm" svg:y2="14cm" draw:start-shape="id17" draw:start-glue-point="2" draw:end-shape="id18" draw:end-glue-point="0" svg:d="M23500 11500v2500" svg:viewBox="0 0 1 2501">
          <text:p/>
        </draw:connector>
        <draw:connector draw:style-name="gr11" draw:text-style-name="P5" draw:layer="layout" draw:type="line" svg:x1="25cm" svg:y1="14.75cm" svg:x2="25.5cm" svg:y2="14.75cm" draw:start-shape="id18" draw:start-glue-point="1" draw:end-shape="id19" draw:end-glue-point="3" svg:d="M25000 14750h500" svg:viewBox="0 0 501 1">
          <text:p/>
        </draw:connector>
        <draw:connector draw:style-name="gr16" draw:text-style-name="P5" draw:layer="layout" draw:type="line" svg:x1="22cm" svg:y1="10.75cm" svg:x2="18cm" svg:y2="10.75cm" draw:start-shape="id17" draw:start-glue-point="3" draw:end-shape="id20" draw:end-glue-point="1" svg:d="M22000 10750h-4000" svg:viewBox="0 0 4001 1">
          <text:p/>
        </draw:connector>
        <draw:connector draw:style-name="gr11" draw:text-style-name="P5" draw:layer="layout" draw:type="line" svg:x1="16.5cm" svg:y1="10cm" svg:x2="16.5cm" svg:y2="9.5cm" draw:start-shape="id20" draw:start-glue-point="0" draw:end-shape="id21" draw:end-glue-point="2" svg:d="M16500 10000v-500" svg:viewBox="0 0 1 501">
          <text:p/>
        </draw:connector>
        <draw:connector draw:style-name="gr11" draw:text-style-name="P5" draw:layer="layout" draw:type="line" svg:x1="18cm" svg:y1="2.75cm" svg:x2="25.5cm" svg:y2="2.75cm" draw:start-shape="id22" draw:start-glue-point="1" draw:end-shape="id23" draw:end-glue-point="3" svg:d="M18000 2750h7500" svg:viewBox="0 0 7501 1">
          <text:p/>
        </draw:connector>
        <draw:connector draw:style-name="gr11" draw:text-style-name="P5" draw:layer="layout" draw:type="line" svg:x1="15cm" svg:y1="2.75cm" svg:x2="14.5cm" svg:y2="2.75cm" draw:start-shape="id22" draw:start-glue-point="3" draw:end-shape="id24" draw:end-glue-point="1" svg:d="M15000 2750h-500" svg:viewBox="0 0 501 1">
          <text:p/>
        </draw:connector>
        <draw:connector draw:style-name="gr11" draw:text-style-name="P5" draw:layer="layout" draw:type="line" svg:x1="4cm" svg:y1="2.75cm" svg:x2="8cm" svg:y2="2.75cm" draw:start-shape="id25" draw:start-glue-point="1" draw:end-shape="id26" draw:end-glue-point="3" svg:d="M4000 2750h4000" svg:viewBox="0 0 4001 1">
          <text:p/>
        </draw:connector>
        <draw:connector draw:style-name="gr11" draw:text-style-name="P5" draw:layer="layout" draw:type="line" svg:x1="11cm" svg:y1="2.75cm" svg:x2="11.5cm" svg:y2="2.75cm" draw:start-shape="id26" draw:start-glue-point="1" draw:end-shape="id24" draw:end-glue-point="3" svg:d="M11000 2750h500" svg:viewBox="0 0 501 1">
          <text:p/>
        </draw:connector>
        <draw:connector draw:style-name="gr11" draw:text-style-name="P5" draw:layer="layout" draw:type="line" svg:x1="13cm" svg:y1="3.5cm" svg:x2="13cm" svg:y2="10cm" draw:start-shape="id24" draw:start-glue-point="2" draw:end-shape="id27" draw:end-glue-point="0" svg:d="M13000 3500v6500" svg:viewBox="0 0 1 6501">
          <text:p/>
        </draw:connector>
        <draw:connector draw:style-name="gr11" draw:text-style-name="P5" draw:layer="layout" draw:type="line" svg:x1="13cm" svg:y1="11.5cm" svg:x2="13cm" svg:y2="14cm" draw:start-shape="id27" draw:start-glue-point="2" draw:end-shape="id28" draw:end-glue-point="0" svg:d="M13000 11500v2500" svg:viewBox="0 0 1 2501">
          <text:p/>
        </draw:connector>
        <draw:connector draw:style-name="gr11" draw:text-style-name="P5" draw:layer="layout" draw:type="line" svg:x1="11cm" svg:y1="10.75cm" svg:x2="11.5cm" svg:y2="10.75cm" draw:start-shape="id29" draw:start-glue-point="1" draw:end-shape="id27" svg:d="M11000 10750h500" svg:viewBox="0 0 501 1">
          <text:p/>
        </draw:connector>
        <draw:connector draw:style-name="gr11" draw:text-style-name="P5" draw:layer="layout" draw:type="line" svg:x1="9.5cm" svg:y1="10cm" svg:x2="9.5cm" svg:y2="9.5cm" draw:start-shape="id29" draw:start-glue-point="0" draw:end-shape="id30" draw:end-glue-point="2" svg:d="M9500 10000v-500" svg:viewBox="0 0 1 501">
          <text:p/>
        </draw:connector>
        <draw:connector draw:style-name="gr11" draw:text-style-name="P5" draw:layer="layout" draw:type="line" svg:x1="9.5cm" svg:y1="8cm" svg:x2="9.5cm" svg:y2="3.5cm" draw:start-shape="id30" draw:start-glue-point="0" draw:end-shape="id26" draw:end-glue-point="2" svg:d="M9500 8000v-4500" svg:viewBox="0 0 1 4501">
          <text:p/>
        </draw:connector>
        <draw:connector draw:style-name="gr11" draw:text-style-name="P5" draw:layer="layout" draw:type="line" svg:x1="8cm" svg:y1="8.75cm" svg:x2="7.5cm" svg:y2="8.75cm" draw:start-shape="id30" draw:start-glue-point="3" draw:end-shape="id31" draw:end-glue-point="1" svg:d="M8000 8750h-500" svg:viewBox="0 0 501 1">
          <text:p/>
        </draw:connector>
        <draw:connector draw:style-name="gr11" draw:text-style-name="P5" draw:layer="layout" draw:type="line" svg:x1="6cm" svg:y1="9.5cm" svg:x2="6cm" svg:y2="12cm" draw:start-shape="id31" draw:start-glue-point="2" draw:end-shape="id32" draw:end-glue-point="0" svg:d="M6000 9500v2500" svg:viewBox="0 0 1 2501">
          <text:p/>
        </draw:connector>
        <draw:connector draw:style-name="gr11" draw:text-style-name="P5" draw:layer="layout" draw:type="line" svg:x1="7.5cm" svg:y1="12.75cm" svg:x2="8cm" svg:y2="12.75cm" draw:start-shape="id32" draw:start-glue-point="1" draw:end-shape="id33" draw:end-glue-point="3" svg:d="M7500 12750h500" svg:viewBox="0 0 501 1">
          <text:p/>
        </draw:connector>
        <draw:connector draw:style-name="gr11" draw:text-style-name="P5" draw:layer="layout" draw:type="line" svg:x1="9.5cm" svg:y1="13.5cm" svg:x2="9.5cm" svg:y2="14cm" draw:start-shape="id33" draw:start-glue-point="2" draw:end-shape="id34" draw:end-glue-point="0" svg:d="M9500 13500v500" svg:viewBox="0 0 1 501">
          <text:p/>
        </draw:connector>
        <draw:connector draw:style-name="gr11" draw:text-style-name="P5" draw:layer="layout" draw:type="line" svg:x1="4cm" svg:y1="14.75cm" svg:x2="8cm" svg:y2="14.75cm" draw:start-shape="id35" draw:start-glue-point="1" draw:end-shape="id34" draw:end-glue-point="3" svg:d="M4000 14750h4000" svg:viewBox="0 0 4001 1">
          <text:p/>
        </draw:connector>
        <draw:connector draw:style-name="gr11" draw:text-style-name="P5" draw:layer="layout" draw:type="line" svg:x1="11cm" svg:y1="14.75cm" svg:x2="11.5cm" svg:y2="14.75cm" draw:start-shape="id34" draw:start-glue-point="1" draw:end-shape="id28" draw:end-glue-point="3" svg:d="M11000 14750h500" svg:viewBox="0 0 501 1">
          <text:p/>
        </draw:connector>
        <draw:connector draw:style-name="gr11" draw:text-style-name="P5" draw:layer="layout" draw:type="line" svg:x1="14.5cm" svg:y1="14.75cm" svg:x2="15cm" svg:y2="14.75cm" draw:start-shape="id28" draw:start-glue-point="1" draw:end-shape="id36" draw:end-glue-point="3" svg:d="M14500 14750h500" svg:viewBox="0 0 501 1">
          <text:p/>
        </draw:connector>
        <draw:connector draw:style-name="gr11" draw:text-style-name="P5" draw:layer="layout" draw:type="line" svg:x1="18cm" svg:y1="14.75cm" svg:x2="18.5cm" svg:y2="14.75cm" draw:start-shape="id36" draw:start-glue-point="1" draw:end-shape="id37" draw:end-glue-point="3" svg:d="M18000 14750h500" svg:viewBox="0 0 501 1">
          <text:p/>
        </draw:connector>
        <draw:connector draw:style-name="gr11" draw:text-style-name="P5" draw:layer="layout" draw:type="line" svg:x1="20cm" svg:y1="14cm" svg:x2="20cm" svg:y2="13.5cm" draw:start-shape="id37" draw:start-glue-point="0" draw:end-shape="id38" draw:end-glue-point="2" svg:d="M20000 14000v-500" svg:viewBox="0 0 1 501">
          <text:p/>
        </draw:connector>
        <draw:connector draw:style-name="gr11" draw:text-style-name="P5" draw:layer="layout" draw:type="line" svg:x1="18.5cm" svg:y1="12.75cm" svg:x2="18cm" svg:y2="12.75cm" draw:start-shape="id38" draw:start-glue-point="3" draw:end-shape="id39" draw:end-glue-point="1" svg:d="M18500 12750h-500" svg:viewBox="0 0 501 1">
          <text:p/>
        </draw:connector>
        <draw:connector draw:style-name="gr11" draw:text-style-name="P5" draw:layer="layout" draw:type="line" svg:x1="2.5cm" svg:y1="3.5cm" svg:x2="2.5cm" svg:y2="4cm" draw:start-shape="id25" draw:start-glue-point="2" draw:end-shape="id40" draw:end-glue-point="0" svg:d="M2500 3500v500" svg:viewBox="0 0 1 501">
          <text:p/>
        </draw:connector>
        <draw:connector draw:style-name="gr11" draw:text-style-name="P5" draw:layer="layout" draw:type="line" svg:x1="16.5cm" svg:y1="3.5cm" svg:x2="16.5cm" svg:y2="6cm" draw:start-shape="id22" draw:start-glue-point="2" draw:end-shape="id13" draw:end-glue-point="0" svg:d="M16500 3500v2500" svg:viewBox="0 0 1 2501">
          <text:p/>
        </draw:connector>
        <draw:custom-shape draw:style-name="gr17" draw:text-style-name="P11" draw:layer="layout" svg:width="0.5cm" svg:height="0.5cm" svg:x="13.8cm" svg:y="1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0" draw:layer="layout" svg:width="0.5cm" svg:height="0.5cm" svg:x="27.8cm" svg:y="1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9" draw:layer="layout" svg:width="0.5cm" svg:height="0.5cm" svg:x="27.8cm" svg:y="1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8" draw:layer="layout" svg:width="0.5cm" svg:height="0.5cm" svg:x="3.3cm" svg:y="1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7" draw:layer="layout" svg:width="0.5cm" svg:height="0.5cm" svg:x="3.3cm" svg:y="1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4" draw:layer="layout" svg:width="0.5cm" svg:height="0.5cm" svg:x="11.7cm" svg:y="15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15" draw:layer="layout" svg:width="0.5cm" svg:height="0.5cm" svg:x="25.6cm" svg:y="15.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6" draw:layer="layout" svg:width="0.5cm" svg:height="0.5cm" svg:x="13.8cm" svg:y="9.8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6" draw:layer="layout" svg:width="0.5cm" svg:height="0.5cm" svg:x="3.3cm" svg:y="15.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3" draw:text-style-name="P4" xml:id="id44" draw:id="id44" draw:layer="layout" svg:width="3cm" svg:height="1.5cm" svg:x="8cm" svg:y="14cm">
          <text:p text:style-name="P1"><text:span text:style-name="T1">Segreta del castell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" draw:id="id52" draw:layer="layout" svg:width="3cm" svg:height="1.5cm" svg:x="11.5cm" svg:y="10cm">
          <text:p text:style-name="P1"><text:span text:style-name="T1"/></text:p>
          <text:p text:style-name="P1"><text:span text:style-name="T1">Legnaia</text:span></text:p>
          <text:p text:style-name="P1"><text:span text:style-name="T2">nano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3cm" svg:height="1.5cm" svg:x="11.5cm" svg:y="12cm">
          <text:p text:style-name="P1"><text:span text:style-name="T1"/></text:p>
          <text:p text:style-name="P1"><text:span text:style-name="T1">Dispensa</text:span></text:p>
          <text:p text:style-name="P1"><text:span text:style-name="T1">dei vin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" draw:id="id54" draw:layer="layout" svg:width="3cm" svg:height="1.5cm" svg:x="15cm" svg:y="12cm">
          <text:p text:style-name="P1"><text:span text:style-name="T1">Camera del tesoro</text:span></text:p>
          <text:p text:style-name="P1"><text:span text:style-name="T7">forzie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3" draw:id="id43" draw:layer="layout" svg:width="3cm" svg:height="1.5cm" svg:x="4.5cm" svg:y="14cm">
          <text:p text:style-name="P1"><text:span text:style-name="T1">Deposito</text:span></text:p>
          <text:p text:style-name="P1"><text:span text:style-name="T2">mazz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" draw:id="id45" draw:layer="layout" svg:width="3cm" svg:height="1.5cm" svg:x="15cm" svg:y="14cm">
          <text:p text:style-name="P1"><text:span text:style-name="T1"/></text:p>
          <text:p text:style-name="P1"><text:span text:style-name="T1">Dispensa</text:span></text:p>
          <text:p text:style-name="P1"><text:span text:style-name="T1">della verdur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" draw:id="id46" draw:layer="layout" svg:width="3cm" svg:height="1.5cm" svg:x="18.5cm" svg:y="14cm">
          <text:p text:style-name="P1"><text:span text:style-name="T1"/></text:p>
          <text:p text:style-name="P1"><text:span text:style-name="T1">Dispensa</text:span></text:p>
          <text:p text:style-name="P1"><text:span text:style-name="T1">dei formagg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" draw:id="id50" draw:layer="layout" svg:width="3cm" svg:height="1.5cm" svg:x="22cm" svg:y="14cm">
          <text:p text:style-name="P1"><text:span text:style-name="T1"/></text:p>
          <text:p text:style-name="P1"><text:span text:style-name="T1">Dispensa</text:span></text:p>
          <text:p text:style-name="P1"><text:span text:style-name="T1">della cacciagion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" draw:id="id49" draw:layer="layout" svg:width="3cm" svg:height="1.5cm" svg:x="11.5cm" svg:y="14cm">
          <text:p text:style-name="P1"><text:span text:style-name="T1"/></text:p>
          <text:p text:style-name="P1"><text:span text:style-name="T1">Dispensa</text:span></text:p>
          <text:p text:style-name="P1"><text:span text:style-name="T1">dei salumi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" draw:id="id41" draw:layer="layout" svg:width="3cm" svg:height="1.5cm" svg:x="25.5cm" svg:y="10cm">
          <text:p text:style-name="P1"><text:span text:style-name="T1">Stretto cunicol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" draw:id="id47" draw:layer="layout" svg:width="3cm" svg:height="1.5cm" svg:x="25.5cm" svg:y="12cm">
          <text:p text:style-name="P1"><text:span text:style-name="T1">Largo cunicolo</text:span></text:p>
          <text:p text:style-name="P1"><text:span text:style-name="T2">orc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3cm" svg:height="1.5cm" svg:x="25.5cm" svg:y="14cm">
          <text:p text:style-name="P1"><text:span text:style-name="T1">Scala a chiocciola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3cm" svg:height="1.5cm" svg:x="15cm" svg:y="10cm">
          <text:p text:style-name="P1"><text:span text:style-name="T1">Lungo cunicol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" draw:id="id51" draw:layer="layout" svg:width="3cm" svg:height="1.5cm" svg:x="22cm" svg:y="12cm">
          <text:p text:style-name="P1"><text:span text:style-name="T1"/></text:p>
          <text:p text:style-name="P1"><text:span text:style-name="T1">Dispensa</text:span></text:p>
          <text:p text:style-name="P1"><text:span text:style-name="T1">del whisky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25.5cm" svg:y1="10.75cm" svg:x2="18cm" svg:y2="10.75cm" draw:start-shape="id41" draw:start-glue-point="3" draw:end-shape="id42" draw:end-glue-point="1" svg:d="M25500 10750h-7500" svg:viewBox="0 0 7501 1">
          <text:p/>
        </draw:connector>
        <draw:connector draw:style-name="gr11" draw:text-style-name="P5" draw:layer="layout" draw:type="line" svg:x1="7.5cm" svg:y1="14.75cm" svg:x2="8cm" svg:y2="14.75cm" draw:start-shape="id43" draw:start-glue-point="1" draw:end-shape="id44" draw:end-glue-point="3" svg:d="M7500 14750h500" svg:viewBox="0 0 501 1">
          <text:p/>
        </draw:connector>
        <draw:connector draw:style-name="gr11" draw:text-style-name="P5" draw:layer="layout" draw:type="line" svg:x1="18cm" svg:y1="14.75cm" svg:x2="18.5cm" svg:y2="14.75cm" draw:start-shape="id45" draw:start-glue-point="1" draw:end-shape="id46" draw:end-glue-point="3" svg:d="M18000 14750h500" svg:viewBox="0 0 501 1">
          <text:p/>
        </draw:connector>
        <draw:custom-shape draw:style-name="gr26" draw:text-style-name="P16" draw:layer="layout" svg:width="0.5cm" svg:height="0.5cm" svg:x="4.7cm" svg:y="1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15" draw:layer="layout" svg:width="0.5cm" svg:height="0.5cm" svg:x="27.8cm" svg:y="13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" draw:text-style-name="P14" draw:layer="layout" svg:width="0.5cm" svg:height="0.5cm" svg:x="10.3cm" svg:y="13.7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11" draw:text-style-name="P5" draw:layer="layout" draw:type="lines" svg:x1="27cm" svg:y1="11.5cm" svg:x2="27cm" svg:y2="12cm" draw:start-shape="id41" draw:start-glue-point="2" draw:end-shape="id47" draw:end-glue-point="0" svg:d="M27000 11500v501-502 501" svg:viewBox="0 0 1 503">
          <text:p/>
        </draw:connector>
        <draw:connector draw:style-name="gr11" draw:text-style-name="P5" draw:layer="layout" draw:type="lines" svg:x1="27cm" svg:y1="13.5cm" svg:x2="27cm" svg:y2="14cm" draw:start-shape="id47" draw:start-glue-point="2" draw:end-shape="id48" draw:end-glue-point="0" svg:d="M27000 13500v501-502 501" svg:viewBox="0 0 1 503">
          <text:p/>
        </draw:connector>
        <draw:connector draw:style-name="gr11" draw:text-style-name="P5" draw:layer="layout" draw:type="lines" svg:x1="14.5cm" svg:y1="14.75cm" svg:x2="15cm" svg:y2="14.75cm" draw:start-shape="id49" draw:start-glue-point="1" draw:end-shape="id45" draw:end-glue-point="3" svg:d="M14500 14750h501-502 501" svg:viewBox="0 0 503 1">
          <text:p/>
        </draw:connector>
        <draw:connector draw:style-name="gr11" draw:text-style-name="P5" draw:layer="layout" draw:type="lines" svg:x1="21.5cm" svg:y1="14.75cm" svg:x2="22cm" svg:y2="14.75cm" draw:start-shape="id46" draw:start-glue-point="1" draw:end-shape="id50" draw:end-glue-point="3" svg:d="M21500 14750h501-502 501" svg:viewBox="0 0 503 1">
          <text:p/>
        </draw:connector>
        <draw:connector draw:style-name="gr11" draw:text-style-name="P5" draw:layer="layout" draw:type="lines" svg:x1="23.5cm" svg:y1="13.5cm" svg:x2="23.5cm" svg:y2="14cm" draw:start-shape="id51" draw:start-glue-point="2" draw:end-shape="id50" draw:end-glue-point="0" svg:d="M23500 13500v501-502 501" svg:viewBox="0 0 1 503">
          <text:p/>
        </draw:connector>
        <draw:connector draw:style-name="gr11" draw:text-style-name="P5" draw:layer="layout" draw:type="lines" svg:x1="13cm" svg:y1="11.5cm" svg:x2="13cm" svg:y2="12cm" draw:start-shape="id52" draw:start-glue-point="2" draw:end-shape="id53" draw:end-glue-point="0" svg:d="M13000 11500v501-502 501" svg:viewBox="0 0 1 503">
          <text:p/>
        </draw:connector>
        <draw:connector draw:style-name="gr11" draw:text-style-name="P5" draw:layer="layout" draw:type="lines" svg:x1="13cm" svg:y1="13.5cm" svg:x2="13cm" svg:y2="14cm" draw:start-shape="id53" draw:start-glue-point="2" draw:end-shape="id49" draw:end-glue-point="0" svg:d="M13000 13500v501-502 501" svg:viewBox="0 0 1 503">
          <text:p/>
        </draw:connector>
        <draw:connector draw:style-name="gr11" draw:text-style-name="P5" draw:layer="layout" draw:type="lines" svg:x1="14.5cm" svg:y1="10.75cm" svg:x2="15cm" svg:y2="10.75cm" draw:start-shape="id52" draw:start-glue-point="1" draw:end-shape="id42" draw:end-glue-point="3" svg:d="M14500 10750h501-502 501" svg:viewBox="0 0 503 1">
          <text:p/>
        </draw:connector>
        <draw:connector draw:style-name="gr11" draw:text-style-name="P5" draw:layer="layout" draw:type="lines" svg:x1="16.5cm" svg:y1="11.5cm" svg:x2="16.5cm" svg:y2="12cm" draw:start-shape="id42" draw:start-glue-point="2" draw:end-shape="id54" draw:end-glue-point="0" svg:d="M16500 11500v501-502 501" svg:viewBox="0 0 1 503">
          <text:p/>
        </draw:connector>
        <draw:custom-shape draw:style-name="gr3" draw:text-style-name="P4" xml:id="id55" draw:id="id55" draw:layer="layout" svg:width="3cm" svg:height="1.5cm" svg:x="18.5cm" svg:y="12cm">
          <text:p text:style-name="P1"><text:span text:style-name="T1"/></text:p>
          <text:p text:style-name="P1"><text:span text:style-name="T1">Stanza</text:span></text:p>
          <text:p text:style-name="P1"><text:span text:style-name="T1">della trappol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draw:type="lines" svg:x1="18cm" svg:y1="12.75cm" svg:x2="18.5cm" svg:y2="12.75cm" draw:start-shape="id54" draw:start-glue-point="1" draw:end-shape="id55" draw:end-glue-point="3" svg:d="M18000 12750h501-502 501" svg:viewBox="0 0 50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cript" style:font-pitch="variable"/>
    <style:font-face style:name="Segoe Marker" svg:font-family="'Segoe Marker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4T21:34:40.492282571</meta:creation-date>
    <dc:date>2017-06-09T17:30:47.414000000</dc:date>
    <meta:editing-duration>PT56M26S</meta:editing-duration>
    <meta:editing-cycles>19</meta:editing-cycles>
    <meta:generator>LibreOffice/5.2.5.1$Windows_x86 LibreOffice_project/0312e1a284a7d50ca85a365c316c7abbf20a4d22</meta:generator>
    <meta:document-statistic meta:object-count="129"/>
  </office:meta>
</office:document-meta>
</file>